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orAbstract.isMarkRemoteRecipient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Black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LeaveBlackl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RejectUserUn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ProcessorAbstract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orAbstract.isFetch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DeferredRecipientNotFoundMessag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RejectRemoteReceivedHeader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DeferRecipi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Le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AttributePrefix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Default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Processor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LeaveUserUn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setAttributePrefix( String attribut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computeAttribut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Local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Mark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LeaveRemoteReceivedHeader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Max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MarkUndeliverable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MarkRecipientNotFound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MarkBlacklisted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RejectMaxMessageSize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JavaMailProvi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DefaultLocal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IgnoreRecipien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Recip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JavaMailFol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RemoteReceivedHeade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RejectRemoteRecip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MarkUserUndefined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LeaveRecipi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MarkRemoteReceivedHeaderInvalid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updateAttribut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LeaveUndelive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DNS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CustomRecipien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Attribute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orAbstract.isRejectRecipi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LeaveRemoteRecip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A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FetchTas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Recu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MarkMaxMessageSizeExceeded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RejectBlackl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setAccount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Open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Abstract.isLeaveMaxMessageSize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